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a08e" officeooo:paragraph-rsid="0006a08e"/>
    </style:style>
    <style:style style:name="P2" style:family="paragraph" style:parent-style-name="Standard">
      <style:text-properties officeooo:rsid="000819da" officeooo:paragraph-rsid="000819da"/>
    </style:style>
    <style:style style:name="T1" style:family="text">
      <style:text-properties officeooo:rsid="000819da"/>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vor wir mit der Programmierung begonnen haben, haben wir mit Hilfe eines Klassendiagramms die gerundlegende Struktur vestgelegt. (Bild zu erstem Klassendiagramm).</text:p>
      <text:p text:style-name="P1">Hierbei handelt es sich um die Kernfunktionen unseres Projekts, weshal sich diese Klassen auch im Kern unserer Anwendung befinden und ausschließlich Kopplungen untereinander haben, wenn überhaupt.</text:p>
      <text:p text:style-name="P1">Die Spielebibliothek (GameLibrary) an sich stellt die zentrale Schnittstelle schwischen den Spielen und der Spielauführung dar. Über diese kann der Nutzer ein entsprechendes Spiel wählen welches für ihn in der dafür vorgesehenen Spieleumgebung ausgefüht wird. <text:span text:style-name="T1">Ebenso findet über sie der Aufbau des Hauptmenüs statt (Sollte vielleicht ausgelagert werden)</text:span></text:p>
      <text:p text:style-name="P1">Die einzelnen Spiele sind Unterklassen des allgemeinen Spiels (Game). In diesen soll das genaue Verhalten bei Spieleraktionen, sowie der Aufbau des Spielfelds definiert sein.</text:p>
      <text:p text:style-name="P2">Wir ein Spiel gewählt, übergibt die Spielebibleothek das <text:span text:style-name="T2">Spiel</text:span> an den Spielplatz (Playground). Der Spielplatz besitzt Unterklassen welche genauer auf die Vorgehensweise bei einem Spiel eingenen. Es wird dabei zwischen Einzelspieler (Singleplayer) und Mehrspieler (Multiplayer) unterschieden.</text:p>
      <text:p text:style-name="P2">Um ein Spiel zu Spielen wird ein Benutzerkonto (Account) benötigt unter welchem der Spieler seinen Namen speichern kann und über welches überprüft wird ob der Spieler das Spiel überhaupt spielen darf. </text:p>
      <text:p text:style-name="P2">Hinter diesem befindet sich die Statisktik Klasse, welche unterklassen zu den einzelnen Spielen besitzt. Über diese lassen sich Auswertungen über die besherigen Spielergebnisse einsehen um das einen Wettkampf sowohl im Mehr- als auch im Einzelspieler möglich zu mach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7T22:18:12.465000000</dc:date>
    <meta:editing-duration>PT24M28S</meta:editing-duration>
    <meta:editing-cycles>3</meta:editing-cycles>
    <meta:generator>LibreOffice/7.4.2.3$Windows_X86_64 LibreOffice_project/382eef1f22670f7f4118c8c2dd222ec7ad009daf</meta:generator>
    <meta:document-statistic meta:table-count="0" meta:image-count="0" meta:object-count="0" meta:page-count="1" meta:paragraph-count="7" meta:word-count="224" meta:character-count="1648" meta:non-whitespace-character-count="1430"/>
  </office:meta>
</office:document-meta>
</file>